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67c1" officeooo:paragraph-rsid="001a67c1"/>
    </style:style>
    <style:style style:name="T1" style:family="text">
      <style:text-properties officeooo:rsid="001b2e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test.......................................................</text:p>
      <text:p text:style-name="P1">. <text:s text:c="66"/>. <text:s/>.</text:p>
      <text:p text:style-name="P1">. <text:s text:c="60"/>. <text:s text:c="7"/>.</text:p>
      <text:p text:style-name="P1">. <text:s text:c="53"/>. <text:s text:c="14"/>.</text:p>
      <text:p text:style-name="P1">. <text:s text:c="46"/>. <text:s text:c="21"/>.</text:p>
      <text:p text:style-name="P1">. <text:s text:c="39"/>. <text:s text:c="28"/>.</text:p>
      <text:p text:style-name="P1">. <text:s text:c="33"/>. <text:s text:c="34"/>.</text:p>
      <text:p text:style-name="P1">. <text:s text:c="27"/>. <text:s text:c="40"/>.</text:p>
      <text:p text:style-name="P1">. <text:s text:c="20"/>. <text:s text:c="47"/>.</text:p>
      <text:p text:style-name="P1">. <text:s text:c="14"/>. <text:s text:c="53"/>.</text:p>
      <text:p text:style-name="P1">. <text:s text:c="8"/>. <text:s text:c="59"/>.</text:p>
      <text:p text:style-name="P1">. <text:s text:c="3"/>. <text:s text:c="64"/>.</text:p>
      <text:p text:style-name="P1"><text:span text:style-name="T1">NO word to say............................................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6:45:06.878389095</meta:creation-date>
    <dc:date>2018-12-10T16:51:15.724897508</dc:date>
    <meta:editing-duration>PT6M8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13" meta:word-count="40" meta:character-count="920" meta:non-whitespace-character-count="156"/>
  </office:meta>
</office:document-meta>
</file>